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Wingdings" style:font-charset="x-symbol" svg:font-family="Wingdings" style:font-family-generic="system" style:font-pitch="variable" svg:panose-1="5 0 0 0 0 0 0 0 0 0"/>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style:font-face style:name="Calibri" svg:font-family="Calibri" style:font-family-generic="swiss" style:font-pitch="variable" svg:panose-1="2 15 5 2 2 2 4 3 2 4"/>
    <style:font-face style:name="Arial" svg:font-family="Arial" style:font-family-generic="swiss" style:font-pitch="variable" svg:panose-1="2 11 6 4 2 2 2 2 2 4"/>
  </office:font-face-decls>
  <office:automatic-styles>
    <style:style style:name="P1" style:parent-style-name="Standard" style:master-page-name="MP0" style:family="paragraph">
      <style:paragraph-properties fo:break-before="page" fo:text-align="justify"/>
      <style:text-properties fo:font-weight="bold" style:font-weight-asian="bold" fo:font-size="16pt" style:font-size-asian="16pt"/>
    </style:style>
    <style:style style:name="P25" style:parent-style-name="Standard" style:family="paragraph">
      <style:paragraph-properties fo:text-align="justify"/>
      <style:text-properties fo:font-weight="bold" style:font-weight-asian="bold" fo:font-size="14pt" style:font-size-asian="14pt"/>
    </style:style>
    <style:style style:name="P26" style:parent-style-name="Heading" style:family="paragraph">
      <style:paragraph-properties fo:keep-with-next="auto" fo:text-align="justify" fo:margin-top="0in" fo:margin-bottom="0in"/>
      <style:text-properties style:font-name="Times New Roman" style:font-name-asian="Times New Roman" style:font-name-complex="Times New Roman"/>
    </style:style>
    <style:style style:name="P27" style:parent-style-name="Standard" style:family="paragraph">
      <style:paragraph-properties fo:text-align="justify"/>
      <style:text-properties fo:font-size="14pt" style:font-size-asian="14pt"/>
    </style:style>
    <style:style style:name="P28" style:parent-style-name="Standard" style:family="paragraph">
      <style:paragraph-properties fo:text-align="justify"/>
      <style:text-properties fo:font-size="14pt" style:font-size-asian="14pt"/>
    </style:style>
    <style:style style:name="P29" style:parent-style-name="Standard" style:family="paragraph">
      <style:paragraph-properties fo:text-align="justify"/>
      <style:text-properties fo:font-size="14pt" style:font-size-asian="14pt"/>
    </style:style>
    <style:style style:name="P30" style:parent-style-name="Standard" style:family="paragraph">
      <style:paragraph-properties fo:text-align="justify"/>
      <style:text-properties fo:font-size="14pt" style:font-size-asian="14pt"/>
    </style:style>
    <style:style style:name="P31" style:parent-style-name="Standard" style:family="paragraph">
      <style:paragraph-properties fo:text-align="justify"/>
      <style:text-properties fo:font-size="14pt" style:font-size-asian="14pt"/>
    </style:style>
    <style:style style:name="P32" style:parent-style-name="Heading" style:family="paragraph">
      <style:paragraph-properties fo:keep-with-next="auto" fo:text-align="justify" fo:margin-top="0in" fo:margin-bottom="0in"/>
      <style:text-properties style:font-name="Times New Roman" style:font-name-asian="Times New Roman" style:font-name-complex="Times New Roman"/>
    </style:style>
    <style:style style:name="P33" style:parent-style-name="Standard" style:family="paragraph">
      <style:paragraph-properties fo:text-align="justify"/>
    </style:style>
    <style:style style:name="T34" style:parent-style-name="Policepardéfaut" style:family="text">
      <style:text-properties fo:font-size="14pt" style:font-size-asian="14pt"/>
    </style:style>
    <style:style style:name="T35" style:parent-style-name="Policepardéfaut" style:family="text">
      <style:text-properties fo:font-style="italic" style:font-style-asian="italic" fo:font-size="14pt" style:font-size-asian="14pt"/>
    </style:style>
    <style:style style:name="T36" style:parent-style-name="Policepardéfaut" style:family="text">
      <style:text-properties fo:font-size="14pt" style:font-size-asian="14pt"/>
    </style:style>
    <style:style style:name="T37" style:parent-style-name="Policepardéfaut" style:family="text">
      <style:text-properties fo:font-style="italic" style:font-style-asian="italic" fo:font-size="14pt" style:font-size-asian="14pt"/>
    </style:style>
    <style:style style:name="P38" style:parent-style-name="Standard" style:family="paragraph">
      <style:paragraph-properties fo:text-align="justify"/>
      <style:text-properties fo:font-size="14pt" style:font-size-asian="14pt"/>
    </style:style>
    <style:style style:name="P39" style:parent-style-name="Standard" style:family="paragraph">
      <style:paragraph-properties fo:text-align="justify"/>
    </style:style>
    <style:style style:name="T40" style:parent-style-name="Policepardéfaut" style:family="text">
      <style:text-properties fo:font-size="14pt" style:font-size-asian="14pt"/>
    </style:style>
    <style:style style:name="T41" style:parent-style-name="Policepardéfaut" style:family="text">
      <style:text-properties fo:font-style="italic" style:font-style-asian="italic" fo:font-size="14pt" style:font-size-asian="14pt"/>
    </style:style>
    <style:style style:name="P42" style:parent-style-name="Heading" style:family="paragraph">
      <style:paragraph-properties fo:keep-with-next="auto" fo:text-align="justify" fo:margin-top="0in" fo:margin-bottom="0in"/>
      <style:text-properties style:font-name="Times New Roman" style:font-name-asian="Times New Roman" style:font-name-complex="Times New Roman"/>
    </style:style>
    <style:style style:name="P43" style:parent-style-name="Heading" style:family="paragraph">
      <style:paragraph-properties fo:text-align="justify" fo:margin-top="0in" fo:margin-bottom="0in"/>
      <style:text-properties style:font-name="Times New Roman" style:font-name-asian="Times New Roman" style:font-name-complex="Times New Roman"/>
    </style:style>
    <style:style style:name="P44" style:parent-style-name="Corpsdetexte2" style:family="paragraph">
      <style:paragraph-properties fo:text-align="justify"/>
    </style:style>
    <style:style style:name="P45" style:parent-style-name="Standard" style:family="paragraph">
      <style:paragraph-properties fo:text-align="justify"/>
      <style:text-properties fo:font-size="14pt" style:font-size-asian="14pt"/>
    </style:style>
    <style:style style:name="P46" style:parent-style-name="Standard" style:family="paragraph">
      <style:paragraph-properties fo:text-align="justify"/>
    </style:style>
    <style:style style:name="T47" style:parent-style-name="Policepardéfaut" style:family="text">
      <style:text-properties fo:font-size="14pt" style:font-size-asian="14pt"/>
    </style:style>
    <style:style style:name="T48" style:parent-style-name="Policepardéfaut" style:family="text">
      <style:text-properties fo:font-style="italic" style:font-style-asian="italic" fo:font-size="14pt" style:font-size-asian="14pt"/>
    </style:style>
    <style:style style:name="P49" style:parent-style-name="Standard" style:family="paragraph">
      <style:paragraph-properties fo:text-align="justify"/>
      <style:text-properties fo:font-size="14pt" style:font-size-asian="14pt"/>
    </style:style>
    <style:style style:name="P50" style:parent-style-name="Heading" style:family="paragraph">
      <style:paragraph-properties fo:keep-with-next="auto" fo:text-align="justify" fo:margin-top="0in" fo:margin-bottom="0in"/>
      <style:text-properties style:font-name="Times New Roman" style:font-name-asian="Times New Roman" style:font-name-complex="Times New Roman"/>
    </style:style>
    <style:style style:name="P51" style:parent-style-name="Standard" style:family="paragraph">
      <style:paragraph-properties fo:text-align="justify"/>
    </style:style>
    <style:style style:name="T52" style:parent-style-name="Policepardéfaut" style:family="text">
      <style:text-properties fo:font-size="14pt" style:font-size-asian="14pt"/>
    </style:style>
    <style:style style:name="T53" style:parent-style-name="Policepardéfaut" style:family="text">
      <style:text-properties fo:font-style="italic" style:font-style-asian="italic" fo:font-size="14pt" style:font-size-asian="14pt"/>
    </style:style>
    <style:style style:name="P54" style:parent-style-name="Standard" style:family="paragraph">
      <style:paragraph-properties fo:text-align="justify"/>
      <style:text-properties fo:font-size="14pt" style:font-size-asian="14pt"/>
    </style:style>
    <style:style style:name="P55" style:parent-style-name="Corpsdetexte2" style:family="paragraph">
      <style:paragraph-properties fo:text-align="justify"/>
    </style:style>
    <style:style style:name="P56" style:parent-style-name="Heading" style:family="paragraph">
      <style:paragraph-properties fo:keep-with-next="auto" fo:text-align="justify" fo:margin-top="0in" fo:margin-bottom="0in"/>
    </style:style>
    <style:style style:name="T57" style:parent-style-name="Policepardéfaut" style:family="text">
      <style:text-properties style:font-name="Times New Roman" style:font-name-asian="Times New Roman" style:font-name-complex="Times New Roman"/>
    </style:style>
    <style:style style:name="P58" style:parent-style-name="Standard" style:family="paragraph">
      <style:paragraph-properties fo:text-align="justify"/>
    </style:style>
    <style:style style:name="T59" style:parent-style-name="Policepardéfaut" style:family="text">
      <style:text-properties fo:font-size="14pt" style:font-size-asian="14pt"/>
    </style:style>
    <style:style style:name="T60" style:parent-style-name="Policepardéfaut" style:family="text">
      <style:text-properties fo:font-style="italic" style:font-style-asian="italic" fo:font-size="14pt" style:font-size-asian="14pt"/>
    </style:style>
    <style:style style:name="P61" style:parent-style-name="Heading" style:family="paragraph">
      <style:paragraph-properties fo:keep-with-next="auto" fo:text-align="justify" fo:margin-top="0in" fo:margin-bottom="0in"/>
      <style:text-properties style:font-name="Times New Roman" style:font-name-asian="Times New Roman" style:font-name-complex="Times New Roman"/>
    </style:style>
    <style:style style:name="P62" style:parent-style-name="Standard" style:family="paragraph">
      <style:paragraph-properties fo:text-align="justify"/>
    </style:style>
    <style:style style:name="T63" style:parent-style-name="Policepardéfaut" style:family="text">
      <style:text-properties fo:font-size="14pt" style:font-size-asian="14pt"/>
    </style:style>
    <style:style style:name="T64" style:parent-style-name="Policepardéfaut" style:family="text">
      <style:text-properties fo:font-style="italic" style:font-style-asian="italic" fo:font-size="14pt" style:font-size-asian="14pt"/>
    </style:style>
    <style:style style:name="P65" style:parent-style-name="Standard" style:family="paragraph">
      <style:paragraph-properties fo:text-align="justify"/>
    </style:style>
    <style:style style:name="T66" style:parent-style-name="Policepardéfaut" style:family="text">
      <style:text-properties fo:font-size="14pt" style:font-size-asian="14pt"/>
    </style:style>
    <style:style style:name="T67" style:parent-style-name="Policepardéfaut" style:family="text">
      <style:text-properties fo:font-style="italic" style:font-style-asian="italic" fo:font-size="14pt" style:font-size-asian="14pt"/>
    </style:style>
    <style:style style:name="T68" style:parent-style-name="Policepardéfaut" style:family="text">
      <style:text-properties fo:font-size="14pt" style:font-size-asian="14pt"/>
    </style:style>
    <style:style style:name="P69" style:parent-style-name="Standard" style:family="paragraph">
      <style:paragraph-properties fo:text-align="justify"/>
      <style:text-properties fo:font-size="14pt" style:font-size-asian="14pt"/>
    </style:style>
    <style:style style:name="P70" style:parent-style-name="Standard" style:family="paragraph">
      <style:paragraph-properties fo:text-align="justify"/>
      <style:text-properties fo:font-size="14pt" style:font-size-asian="14pt"/>
    </style:style>
    <style:style style:name="P71" style:parent-style-name="Standard" style:family="paragraph">
      <style:paragraph-properties fo:text-align="justify"/>
    </style:style>
    <style:style style:name="T72" style:parent-style-name="Policepardéfaut" style:family="text">
      <style:text-properties fo:font-size="14pt" style:font-size-asian="14pt"/>
    </style:style>
    <style:style style:name="T73" style:parent-style-name="Policepardéfaut" style:family="text">
      <style:text-properties fo:font-style="italic" style:font-style-asian="italic" fo:font-size="14pt" style:font-size-asian="14pt"/>
    </style:style>
    <style:style style:name="P74" style:parent-style-name="Standard" style:family="paragraph">
      <style:paragraph-properties fo:text-align="justify"/>
      <style:text-properties fo:font-size="14pt" style:font-size-asian="14pt"/>
    </style:style>
    <style:style style:name="P75" style:parent-style-name="Standard" style:family="paragraph">
      <style:paragraph-properties fo:text-align="justify"/>
      <style:text-properties fo:font-size="14pt" style:font-size-asian="14pt"/>
    </style:style>
    <style:style style:name="P76" style:parent-style-name="Standard" style:family="paragraph">
      <style:paragraph-properties fo:text-align="justify"/>
    </style:style>
    <style:style style:name="T77" style:parent-style-name="Policepardéfaut" style:family="text">
      <style:text-properties fo:font-size="14pt" style:font-size-asian="14pt"/>
    </style:style>
    <style:style style:name="T78" style:parent-style-name="Policepardéfaut" style:family="text">
      <style:text-properties fo:font-weight="bold" style:font-weight-asian="bold" fo:font-size="14pt" style:font-size-asian="14pt"/>
    </style:style>
    <style:style style:name="T79" style:parent-style-name="Policepardéfaut" style:family="text">
      <style:text-properties fo:font-size="14pt" style:font-size-asian="14pt"/>
    </style:style>
    <style:style style:name="P80" style:parent-style-name="Standard" style:family="paragraph">
      <style:paragraph-properties fo:text-align="justify"/>
      <style:text-properties fo:font-size="14pt" style:font-size-asian="14pt"/>
    </style:style>
    <style:style style:name="P81" style:parent-style-name="Standard" style:family="paragraph">
      <style:paragraph-properties fo:text-align="justify"/>
      <style:text-properties fo:font-size="14pt" style:font-size-asian="14pt"/>
    </style:style>
    <style:style style:name="P82" style:parent-style-name="Standard" style:family="paragraph">
      <style:paragraph-properties fo:text-align="justify"/>
      <style:text-properties fo:font-size="14pt" style:font-size-asian="14pt"/>
    </style:style>
    <style:style style:name="P83" style:parent-style-name="Standard" style:family="paragraph">
      <style:paragraph-properties fo:text-align="justify"/>
      <style:text-properties fo:font-size="14pt" style:font-size-asian="14pt"/>
    </style:style>
    <style:style style:name="P84" style:parent-style-name="Standard" style:family="paragraph">
      <style:paragraph-properties fo:text-align="justify"/>
      <style:text-properties fo:font-size="14pt" style:font-size-asian="14pt"/>
    </style:style>
    <style:style style:name="P85" style:parent-style-name="Standard" style:family="paragraph">
      <style:paragraph-properties fo:text-align="justify"/>
      <style:text-properties fo:font-size="14pt" style:font-size-asian="14pt"/>
    </style:style>
    <style:style style:name="P86" style:parent-style-name="Standard" style:family="paragraph">
      <style:paragraph-properties fo:text-align="justify"/>
      <style:text-properties fo:font-size="14pt" style:font-size-asian="14pt"/>
    </style:style>
    <style:style style:name="P87" style:parent-style-name="Standard" style:family="paragraph">
      <style:paragraph-properties fo:text-align="justify"/>
      <style:text-properties fo:font-size="14pt" style:font-size-asian="14pt"/>
    </style:style>
    <style:style style:name="P88" style:parent-style-name="Standard" style:family="paragraph">
      <style:paragraph-properties fo:text-align="justify"/>
    </style:style>
    <style:style style:name="T89" style:parent-style-name="Policepardéfaut" style:family="text">
      <style:text-properties fo:font-size="14pt" style:font-size-asian="14pt"/>
    </style:style>
  </office:automatic-styles>
  <office:body>
    <office:text text:use-soft-page-breaks="true">
      <text:p text:style-name="P1">Bébert le roi gaulois .</text:p>
      <text:p text:style-name="P25"/>
      <text:p text:style-name="P26"><text:s text:c="14"/>C’est eune histoire qui s’passe din un pitit villach. Céto du temps où un malhéreuw un peu simplet, un badaw comme on disot, y vivot au miliu d’ces gins, on l’mucho pon, on faiso avec. Ah, bin sûr on s’fouto souvint d’li, on li faiso des farces, <text:s/>mais li même, bin souvin, il aimo aussi imbéter ces gins, y bucquo à ces portes et y s’sauvo tout courant, où bin, il effaroucho ces glénes tout rigolant, mais y savot aussi rinde service à l’un ou l’ote. Enfin, y vivot el vie simple d’ces innochints sans méchant’aïe.</text:p>
      <text:p text:style-name="P27"><text:s text:c="15"/>Dins s’villach là, on avot gardaïe el coutume ed nommer un Roi. El roi c’éto une jeune homme bin sérieuw qui devo enterténir l’église, aider s’curaïe pour ces mess, aleumer ces candelles et mette des fleurs pour ces cérémonies. C’est li aussi qui armetto dal’yaw dins ce bénitiers et faiso bruler l’encens à ces inter’min, c’éto comme eune sorte ed bedeau qui auro euw bin des obligations.</text:p>
      <text:p text:style-name="P28"><text:s text:c="16"/>Mais vla t’y pas quess t’annaïe là, y avo pon dins l’villach, un candidat possib pour éte élu <text:s/>Roi. El tradition, c’est l’ tradition, on pouvo pon faire sans Roi, c’éto jamais arrivaïe, alors Monsieur l’curé il a comminçaïe à parler avec ses paroissiens qu’on pourro mette Bébert, l’innochint du villach comme Roi. C’éto pon drôle ed pinser à li, <text:s/>il éto sérieuw, pon méquant et courageuw .</text:p>
      <text:p text:style-name="P29"><text:s text:c="19"/>Tout l’monde il a bin vite étaïe d’accord, Bébert y dira pon non et y fra sans doute l’affaire. Et c’est comme çà qu’el jour d’el fête du villach à l’grand messe du diminch on a introniser Bébert <text:s/>‘Roi ‘ pour eune annaïe.</text:p>
      <text:p text:style-name="P30"><text:s text:c="22"/>L’annaïe a çà bin passaïe, monsieur l’curé il aido Bébert quand y fallo, ou bin il y préto la maïn quand il l’voyot trop inchpaïe dins sin service al messe. <text:s/>Et l’annaïe d’après, in suivant l’tradition, el villach y l’avo trouvaïe un nouviauw roi pour remplacer Bébert. Mais après eune charge aussi honorab, Bébert il éto dév’nu pour tout l’villach « Bébert s’roi », et y n’éto bin fier, il avot même fait eune casquette marquaïe « Roi » qui n’manquo pon d’montrer fièr’mint à ces gins.</text:p>
      <text:p text:style-name="P31"><text:s text:c="22"/>Mais Bébert s’roi, c’éto un réveur, curieuw ed tout. Y pouvot passer eune heure à arguetter pousser les fleurs, ou bin assis dins l’herb, y compto les fourmis. On peut éte innochint et éte aussi un grand observateur. <text:s/></text:p>
      <text:p text:style-name="P32">Et sin grand camarad c’éto monsieur l’curé, et c’est à li qu’il allo poser des questions, ou bin li raconter ses découvertes dins la nature. Et c’est comme çà qu’un jour, Bébert il a démindaïe à monsieur l’curé</text:p>
      <text:p text:style-name="P33"><text:span text:style-name="T34">-- « </text:span><text:span text:style-name="T35">Hier j’aï arguettaï el solé partir derrière ces grands z’arb, on m’a dit qu’il allo s’coucher</text:span><text:span text:style-name="T36"> » « </text:span><text:span text:style-name="T37">mais çà peut pon éte çà, il a pon d’lit, il a rin, y faudro putot dire , <text:s/>« y sin va «  mais pont dire ess’coucher »</text:span></text:p>
      <text:p text:style-name="P38">Monsieur l’curé il a bin sûr trouvaïe que l’question al étot pon aussi bête eq çà , et même qu’céto bin pinsaïe pour un innochint, alors il a réfléchi un momint pi il a dit à « Bébert s’roi » : <text:s text:c="2"/></text:p>
      <text:p text:style-name="P39"><text:span text:style-name="T40">--« </text:span><text:span text:style-name="T41">Quand tu te couches Bébert, tu tires une couverture sur toi, et bin le soleil, c’est un peu pareil, il tire la nuit comme une couverture et çà cache le soleil. Tu vois, c’est comme toi avec ta couverture, <text:s/>on peut dire qu’il se couche »</text:span></text:p>
      <text:p text:style-name="P42">Bébert s’roi, il a bin réfléchi à l’explication ed monsieur l’curé et c’est comme çà qu’au soir quand il a tiraïe el couverture in s’couchant, il a laissaïe el lampe alleumaïe et il a arguettaïe par indsous pour voir si c’éto bin la nuit.</text:p>
      <text:p text:style-name="P43">El lend’maïn, tout contint, <text:s/>il a étaïe voir Monsieur l’curé :</text:p>
      <text:p text:style-name="P44">--« Monsieur l’curé, hier j’aï arguettaïe indsous del couverture, c’éto la nuit mais y avot dal leumière qui passo par tous les pitits treuw del <text:s/>couverture, c’éto drôle » <text:s/></text:p>
      <text:p text:style-name="P45">Monsieur l’curé bin sûr il a cherchaïe eune bonne réponse pour Bébert s’roi :</text:p>
      <text:p text:style-name="P46"><text:span text:style-name="T47">---<text:s/></text:span><text:span text:style-name="T48">« Bébert tu as raison, et bien tu vois le soleil quand il tire la couverture et bien par tous les petits trous ce sont les étoiles que nous voyons, Quand le soleil est couché il fait apparaitre les étoiles dans la nuit »</text:span></text:p>
      <text:p text:style-name="P49">Bébert s’roi, plein d’admiration dévant eune paréle réponse il a parti bin contint d’ess découverte et y m’in parlo à tous ces gins qui rincontro dins s’villach .</text:p>
      <text:p text:style-name="P50">Et c’est comme çà qu’au soir assis dsu un banc on pouvo voir Bébért ess roi arguetter au ciel les étoiles. Mais là Bébert il a fini par voir qui avo des coins du ciel bin noir et sans étoiles et l’y qui connaissot el secret des étoiles, il a euw l’idaïe ed pouvoir faire qui de cose pour faire apparaitre des étoiles. Alors au soir, il a comminçaïe tous les nuits à lancer des cayeuw vers el ciel. Il avot fait eune fronde avec un élastique comme céla pour tirer après ces moniaw et y tiro. <text:s text:c="3"/>Et y tiro dins l’espôir ed faire des treuw au ciel pour faire passer l’leumière et mette des nouvelles étoiles d’où qui n’in manquo et qu’céto trop noir. Et y tiro, y tiro si bin qu’il a fini par casser des cariauw à ces <text:s/>maisons d’à cotaïe et bin sur à rameuter les gins.</text:p>
      <text:p text:style-name="P51"><text:span text:style-name="T52">--« </text:span><text:span text:style-name="T53">Bébert quoy, t’es voyt pon , t’es à route à casser des cariaw et pourquoi faire comme çà au soir ? »</text:span></text:p>
      <text:p text:style-name="P54">Bébert, bin sûr, bin imbétaïe, bin génaïe, <text:s/>il a expliquaï sin plan pour faire des treuw au ciel pour faire de nouvelles étoiles. <text:s/>On a bin rit d’ses explications mais sans trop l’y faire voir, on rit pont d’un innochint qui veut si bin faire, mais y a un des voisins qui l’y a dit pour el raisonner :</text:p>
      <text:p text:style-name="P55">--« Bébert s’roi, <text:s/>faut arréter, t’es vas casser trop d’cariaw épi t’es sayt, à trop imbéter l’ ciel et y pourrot s’arvinger, t’es sayt eq les gaulois et bin, y savêtes çà, <text:s/>et y z’avéte même peur justemeint que l’ciel <text:s/>y lu quait dsu lu tête, alors y faut arréter, on rit pon avec çà . » <text:s text:c="2"/></text:p>
      <text:p text:style-name="P56"><text:span text:style-name="T57">Bébert y s’a calmaïe pendant queque temps, mais Bébert, il éto pon du genre à abandonner comme çà, y buzillo eune manière d’ pouvoir faire des treuw sans s’faire arpérer et sans faire ed’dégats. <text:s/>Et un jour qu’y s’prom’no din s’bos, il a vu de branques bin longues qui pourêtes l’y servir. Et c’est comme çà qu’au soir avec eune longue branque, il a essayaïe ed toucher l’ciel. C’éto bin sûr trop court. Alors tous les jours Bébert il préparo ses branques, eune grosse, épi eune plus pitite bin attaquaïe au bout avec eune corde, épi cor un aute, et cor eune aute, c’est qu’il in fallot pour percer el couverture qu’el solé il avot rattiraïe pour s’coucher <text:s/>Alors au soir, sans s’faire arpérer Bébert y soul’vo difficil’mint ses branques pour faire des nouvelles étoiles. Et op ! un coup sec pour percer l’couverture et un aute coup plus lon. Mais comme y n’voyot pon d’nouvelles étoiles, tous les jours Bébert s’roi, infatiguab, y rajouto des branques. <text:s/></text:span></text:p>
      <text:p text:style-name="P58"><text:span text:style-name="T59">Et un soir qu’il avot fait eune branques cor plus grandes que d’habitude, tous les morciauw y s’sont affalaïe sur el tête à Bébert qui s’a met à hurler. Tous ces voisins y z’ont raccourus in intendant les cris. Et là Bébert il éto allongeaïe par terre, mais vivant au grand soulag’mint des gins. Bébert y saigno un peuw à téte mais pon d’trop et y continuo d’crier. On a comminçaïe à l’soigner et pi aussi à l’y d’minder çà qui c’éto passaïe, c’éto t’y un rodeur <text:s/>qui l’aurot tapaïe avec un baton vu qu’y n’avot grammint autour d’l’y, Mais Bébert, tout brayant, y disot , «  </text:span><text:span text:style-name="T60">non, non, <text:s/>c’est personne, c’est el ciel qui s’a arvingeaïe, on m’avot prévenu. J’avot fait un grand baton et avec ess baton, j’voulo faire des treuw pour des nouvelles étoiles, et j’aï du faire quer un morciauw ed ciel, on m’l’avot dit. »</text:span></text:p>
      <text:p text:style-name="P61"><text:s text:c="2"/>Et là un voisin tout riant l’y a dit :</text:p>
      <text:p text:style-name="P62"><text:span text:style-name="T63">--- <text:s/>« <text:s/></text:span><text:span text:style-name="T64">et vala, j’t’es l’avo dit, les gaulois y z’avétes peur qu’el ciel y lu quaie dsus lu tête, et bin vala, les gaulois y z’avétes raison, t’as arçut un morciaw ed ciel dsus tête »</text:span></text:p>
      <text:p text:style-name="P65"><text:span text:style-name="T66"><text:s text:c="17"/>Tous les voisïns arrivaïe sur place y z’ont bin rit, pindant Bébert s’roi y brayot in disant : -- <text:s/>« </text:span><text:span text:style-name="T67">ej sus un gaulois, <text:s/>j’aï fait quair el ciel</text:span><text:span text:style-name="T68"> »,</text:span></text:p>
      <text:p text:style-name="P69">Tout l’monde il avot bin sûr euw bin peur, c’est qu’on l’aimo bin Bébert s’roi, mais c’éto eune affaire qui finissot bin. On a alors bu un coup pour ess rapurer et <text:s/>pour rassurer el malhéreuw Bébert.</text:p>
      <text:p text:style-name="P70"><text:s text:c="18"/>Et in lévant sin verre el voisin il a dit :</text:p>
      <text:p text:style-name="P71"><text:span text:style-name="T72">--- « <text:s/></text:span><text:span text:style-name="T73">A la santaïe à Bébert, no roi, asteur t’es dév ‘nu un vraï gaulois. »</text:span></text:p>
      <text:p text:style-name="P74"><text:s/>El lend’maïn, bin sûr, tout l’villach il éto au courant et on rio bin des exploits d’Bébert s’roi.</text:p>
      <text:p text:style-name="P75"/>
      <text:p text:style-name="P76"><text:span text:style-name="T77"><text:s text:c="18"/>Et c’est comme çà qu’après sal nuit bin mouv’mintaïe, Bébert s’Roi il a cangeaïe ed nom pour dévénir pour tout l’villach «</text:span><text:span text:style-name="T78">Bébert l’roi des gaulois</text:span><text:span text:style-name="T79"> » .</text:span></text:p>
      <text:p text:style-name="P80"><text:s text:c="9"/></text:p>
      <text:p text:style-name="P81"/>
      <text:p text:style-name="P82"/>
      <text:p text:style-name="P83"/>
      <text:p text:style-name="P84"><text:s text:c="19"/></text:p>
      <text:p text:style-name="P85"/>
      <text:p text:style-name="P86"><text:s text:c="89"/></text:p>
      <text:p text:style-name="P87"/>
      <text:p text:style-name="P88"><text:span text:style-name="T89"><text:s text:c="11"/></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Wingdings" style:font-charset="x-symbol" svg:font-family="Wingdings" style:font-family-generic="system" style:font-pitch="variable" svg:panose-1="5 0 0 0 0 0 0 0 0 0"/>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style:font-face style:name="Calibri" svg:font-family="Calibri" style:font-family-generic="swiss" style:font-pitch="variable" svg:panose-1="2 15 5 2 2 2 4 3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Times New Roman"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paragraph-properties fo:widows="2" fo:orphans="2"/>
      <style:text-properties style:font-name-asian="Times New Roman" style:font-name-complex="Times New Roman" fo:font-size="10pt" style:font-size-asian="10pt" style:font-size-complex="10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hyphenate="false"/>
    </style:style>
    <style:style style:name="Corpsdetexte2" style:display-name="Corps de texte 2" style:family="paragraph" style:parent-style-name="Standard">
      <style:text-properties fo:font-style="italic" style:font-style-asian="italic" fo:font-size="14pt" style:font-size-asian="14pt" fo:hyphenate="false"/>
    </style:style>
    <style:style style:name="WW8Num1z0" style:display-name="WW8Num1z0" style:family="text">
      <style:text-properties style:font-name="Wingdings" style:font-name-complex="Wingdings"/>
    </style:style>
    <style:style style:name="WW-Policepardéfaut" style:display-name="WW-Police par défaut" style:family="text"/>
    <style:style style:name="WW_CharLFO1LVL1" style:family="text">
      <style:text-properties style:font-name="Wingdings" style:font-name-complex="Wingdings"/>
    </style:style>
    <text:list-style style:name="WW8Num1" style:display-name="WW8Num1">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En-têteCar" style:display-name="En-tête Car" style:family="text" style:parent-style-name="Policepardéfaut"/>
    <style:style style:name="En-tête" style:display-name="En-tête" style:family="paragraph" style:parent-style-name="Normal">
      <style:paragraph-properties>
        <style:tab-stops>
          <style:tab-stop style:type="center" style:position="3.25in"/>
          <style:tab-stop style:type="right" style:position="6.5in"/>
        </style:tab-stops>
      </style:paragraph-properties>
      <style:text-properties fo:hyphenate="false"/>
    </style:style>
    <style:style style:name="PieddepageCar" style:display-name="Pied de page Car" style:family="text" style:parent-style-name="Policepardéfaut"/>
    <style:style style:name="Pieddepage" style:display-name="Pied de page" style:family="paragraph" style:parent-style-name="Normal">
      <style:paragraph-properties>
        <style:tab-stops>
          <style:tab-stop style:type="center" style:position="3.25in"/>
          <style:tab-stop style:type="right" style:position="6.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style:style style:name="TableColumn3" style:family="table-column">
      <style:table-column-properties style:column-width="2.0972in" style:use-optimal-column-width="false"/>
    </style:style>
    <style:style style:name="TableColumn4" style:family="table-column">
      <style:table-column-properties style:column-width="2.0972in" style:use-optimal-column-width="false"/>
    </style:style>
    <style:style style:name="TableColumn5" style:family="table-column">
      <style:table-column-properties style:column-width="2.0972in" style:use-optimal-column-width="false"/>
    </style:style>
    <style:style style:name="Table2" style:family="table">
      <style:table-properties style:width="6.2916in" fo:margin-left="0in" table:align="left"/>
    </style:style>
    <style:style style:name="TableRow6" style:family="table-row">
      <style:table-row-properties style:use-optimal-row-height="false"/>
    </style:style>
    <style:style style:name="TableCell7" style:family="table-cell">
      <style:table-cell-properties fo:border="none" style:writing-mode="lr-tb" fo:padding-top="0in" fo:padding-left="0.075in" fo:padding-bottom="0in" fo:padding-right="0.075in"/>
    </style:style>
    <style:style style:name="P8" style:parent-style-name="En-tête" style:family="paragraph">
      <style:paragraph-properties fo:margin-left="-0.0798in">
        <style:tab-stops>
          <style:tab-stop style:type="center" style:position="3.3298in"/>
          <style:tab-stop style:type="right" style:position="6.5798in"/>
        </style:tab-stops>
      </style:paragraph-properties>
    </style:style>
    <style:style style:name="TableCell9" style:family="table-cell">
      <style:table-cell-properties fo:border="none" style:writing-mode="lr-tb" fo:padding-top="0in" fo:padding-left="0.075in" fo:padding-bottom="0in" fo:padding-right="0.075in"/>
    </style:style>
    <style:style style:name="P10" style:parent-style-name="En-tête" style:family="paragraph">
      <style:paragraph-properties fo:text-align="center"/>
    </style:style>
    <style:style style:name="TableCell11" style:family="table-cell">
      <style:table-cell-properties fo:border="none" style:writing-mode="lr-tb" fo:padding-top="0in" fo:padding-left="0.075in" fo:padding-bottom="0in" fo:padding-right="0.075in"/>
    </style:style>
    <style:style style:name="P12" style:parent-style-name="En-tête" style:family="paragraph">
      <style:paragraph-properties fo:text-align="end" fo:margin-right="-0.0798in"/>
    </style:style>
    <style:style style:name="T13" style:parent-style-name="Policepardéfaut" style:family="text">
      <style:text-properties fo:font-size="28pt" style:font-size-asian="28pt" style:font-size-complex="28pt"/>
    </style:style>
    <style:style style:name="TableColumn15" style:family="table-column">
      <style:table-column-properties style:column-width="2.0972in" style:use-optimal-column-width="false"/>
    </style:style>
    <style:style style:name="TableColumn16" style:family="table-column">
      <style:table-column-properties style:column-width="2.0972in" style:use-optimal-column-width="false"/>
    </style:style>
    <style:style style:name="TableColumn17" style:family="table-column">
      <style:table-column-properties style:column-width="2.0972in" style:use-optimal-column-width="false"/>
    </style:style>
    <style:style style:name="Table14" style:family="table">
      <style:table-properties style:width="6.2916in" fo:margin-left="0in" table:align="left"/>
    </style:style>
    <style:style style:name="TableRow18" style:family="table-row">
      <style:table-row-properties style:use-optimal-row-height="false"/>
    </style:style>
    <style:style style:name="TableCell19" style:family="table-cell">
      <style:table-cell-properties fo:border="none" style:writing-mode="lr-tb" fo:padding-top="0in" fo:padding-left="0.075in" fo:padding-bottom="0in" fo:padding-right="0.075in"/>
    </style:style>
    <style:style style:name="P20" style:parent-style-name="En-tête" style:family="paragraph">
      <style:paragraph-properties fo:margin-left="-0.0798in">
        <style:tab-stops>
          <style:tab-stop style:type="center" style:position="3.3298in"/>
          <style:tab-stop style:type="right" style:position="6.5798in"/>
        </style:tab-stops>
      </style:paragraph-properties>
    </style:style>
    <style:style style:name="TableCell21" style:family="table-cell">
      <style:table-cell-properties fo:border="none" style:writing-mode="lr-tb" fo:padding-top="0in" fo:padding-left="0.075in" fo:padding-bottom="0in" fo:padding-right="0.075in"/>
    </style:style>
    <style:style style:name="P22" style:parent-style-name="En-tête" style:family="paragraph">
      <style:paragraph-properties fo:text-align="center"/>
    </style:style>
    <style:style style:name="TableCell23" style:family="table-cell">
      <style:table-cell-properties fo:border="none" style:writing-mode="lr-tb" fo:padding-top="0in" fo:padding-left="0.075in" fo:padding-bottom="0in" fo:padding-right="0.075in"/>
    </style:style>
    <style:style style:name="P24" style:parent-style-name="En-tête" style:family="paragraph">
      <style:paragraph-properties fo:text-align="end" fo:margin-right="-0.0798in"/>
    </style:style>
  </office:automatic-styles>
  <office:master-styles>
    <style:master-page style:name="MP0" style:page-layout-name="PL0">
      <style:header>
        <table:table table:style-name="Table2">
          <table:table-columns>
            <table:table-column table:style-name="TableColumn3"/>
            <table:table-column table:style-name="TableColumn4"/>
            <table:table-column table:style-name="TableColumn5"/>
          </table:table-columns>
          <table:table-row table:style-name="TableRow6">
            <table:table-cell table:style-name="TableCell7">
              <text:p text:style-name="P8"/>
            </table:table-cell>
            <table:table-cell table:style-name="TableCell9">
              <text:p text:style-name="P10"/>
            </table:table-cell>
            <table:table-cell table:style-name="TableCell11">
              <text:p text:style-name="P12"><text:span text:style-name="T13">32</text:span></text:p>
            </table:table-cell>
          </table:table-row>
        </table:table>
        <text:p text:style-name="En-tête"/>
      </style:header>
      <style:footer>
        <table:table table:style-name="Table14">
          <table:table-columns>
            <table:table-column table:style-name="TableColumn15"/>
            <table:table-column table:style-name="TableColumn16"/>
            <table:table-column table:style-name="TableColumn17"/>
          </table:table-columns>
          <table:table-row table:style-name="TableRow18">
            <table:table-cell table:style-name="TableCell19">
              <text:p text:style-name="P20"/>
            </table:table-cell>
            <table:table-cell table:style-name="TableCell21">
              <text:p text:style-name="P22"/>
            </table:table-cell>
            <table:table-cell table:style-name="TableCell23">
              <text:p text:style-name="P24"/>
            </table:table-cell>
          </table:table-row>
        </table:table>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Bébert le roi gaulois</dc:title>
    <meta:initial-creator>jeanp</meta:initial-creator>
    <dc:creator>Olivier ENGELAERE</dc:creator>
    <meta:creation-date>2021-03-08T17:25:00Z</meta:creation-date>
    <dc:date>2021-03-08T17:25:00Z</dc:date>
    <meta:template xlink:href="Normal.dotm" xlink:type="simple"/>
    <meta:editing-cycles>3</meta:editing-cycles>
    <meta:editing-duration>PT0S</meta:editing-duration>
    <meta:document-statistic meta:page-count="1" meta:paragraph-count="17" meta:word-count="1314" meta:character-count="8526" meta:row-count="60" meta:non-whitespace-character-count="7229"/>
  </office:meta>
</office:document-meta>
</file>